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690" officeooo:paragraph-rsid="00110690"/>
    </style:style>
    <style:style style:name="P2" style:family="paragraph" style:parent-style-name="Standard">
      <style:text-properties officeooo:paragraph-rsid="00110690"/>
    </style:style>
    <style:style style:name="P3" style:family="paragraph" style:parent-style-name="Standard">
      <style:text-properties officeooo:paragraph-rsid="0012f21a"/>
    </style:style>
    <style:style style:name="P4" style:family="paragraph" style:parent-style-name="Standard">
      <style:text-properties officeooo:paragraph-rsid="0013fb5f"/>
    </style:style>
    <style:style style:name="P5" style:family="paragraph" style:parent-style-name="Standard">
      <style:text-properties fo:font-weight="bold" officeooo:rsid="00110690" officeooo:paragraph-rsid="00110690" style:font-weight-asian="bold" style:font-weight-complex="bold"/>
    </style:style>
    <style:style style:name="P6" style:family="paragraph" style:parent-style-name="Standard">
      <style:text-properties officeooo:paragraph-rsid="0012f21a"/>
    </style:style>
    <style:style style:name="T1" style:family="text">
      <style:text-properties officeooo:rsid="00110690"/>
    </style:style>
    <style:style style:name="T2" style:family="text">
      <style:text-properties officeooo:rsid="0012f21a"/>
    </style:style>
    <style:style style:name="T3" style:family="text">
      <style:text-properties officeooo:rsid="0013fb5f"/>
    </style:style>
    <style:style style:name="T4" style:family="text">
      <style:text-properties fo:font-weight="bold" officeooo:rsid="00110690" style:font-weight-asian="bold" style:font-weight-complex="bold"/>
    </style:style>
    <style:style style:name="T5" style:family="text">
      <style:text-properties fo:font-weight="bold" officeooo:rsid="0013fb5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ZOOM14</text:span><text:line-break/><text:a xlink:type="simple" xlink:href="https://www.openstreetmap.org/#map=14/45.0448/5.8296" text:style-name="Internet_20_link" text:visited-style-name="Visited_20_Internet_20_Link">https://www.openstreetmap.org/#map=14/45.0448/5.8296</text:a><text:line-break/><text:span text:style-name="T5">Laffrey</text:span><text:span text:style-name="T3"><text:line-break/></text:span><text:a xlink:type="simple" xlink:href="https://www.openstreetmap.org/#map=14/45.0231/5.8010" text:style-name="Internet_20_link" text:visited-style-name="Visited_20_Internet_20_Link"><text:span text:style-name="T3">https://www.openstreetmap.org/#map=14/45.0231/5.8010</text:span></text:a></text:p>
      <text:p text:style-name="P4"><text:line-break/><text:line-break/><text:span text:style-name="T4">ZOOM15</text:span><text:line-break/><text:a xlink:type="simple" xlink:href="https://www.openstreetmap.org/#map=15/45.0448/5.8296" text:style-name="Internet_20_link" text:visited-style-name="Visited_20_Internet_20_Link">https://www.openstreetmap.org/#map=15/45.0448/5.8296</text:a></text:p>
      <text:p text:style-name="P3"><text:span text:style-name="T1">ZOOM15_</text:span><text:span text:style-name="T2">2</text:span></text:p>
      <text:p text:style-name="Standard"><text:a xlink:type="simple" xlink:href="https://www.openstreetmap.org/#map=15/45.0452/5.8044" text:style-name="Internet_20_link" text:visited-style-name="Visited_20_Internet_20_Link">https://www.openstreetmap.org/#map=15/45.0452/5.8044</text:a><text:line-break/><text:span text:style-name="T5">Laffrey</text:span><text:span text:style-name="T3"><text:line-break/></text:span><text:a xlink:type="simple" xlink:href="https://www.openstreetmap.org/#map=15/45.0296/5.7825" text:style-name="Internet_20_link" text:visited-style-name="Visited_20_Internet_20_Link"><text:span text:style-name="T3">https://www.openstreetmap.org/#map=15/45.0296/5.7825</text:span></text:a></text:p>
      <text:p text:style-name="Standard"/>
      <text:p text:style-name="P5">ZOOM16</text:p>
      <text:p text:style-name="Standard"><text:a xlink:type="simple" xlink:href="https://www.openstreetmap.org/#map=16/45.0448/5.8296" text:style-name="Internet_20_link" text:visited-style-name="Visited_20_Internet_20_Link">https://www.openstreetmap.org/#map=16/45.0448/5.8296</text:a></text:p>
      <text:p text:style-name="P3"><text:span text:style-name="T1">ZOOM1</text:span><text:span text:style-name="T2">6</text:span><text:span text:style-name="T1">_</text:span><text:span text:style-name="T2">2</text:span></text:p>
      <text:p text:style-name="P3"><text:a xlink:type="simple" xlink:href="https://www.openstreetmap.org/#map=16/45.0389/5.8043" text:style-name="Internet_20_link" text:visited-style-name="Visited_20_Internet_20_Link">https://www.openstreetmap.org/#map=16/45.0389/5.8043</text:a><text:line-break/><text:span text:style-name="T1">ZOOM1</text:span><text:span text:style-name="T2">6</text:span><text:span text:style-name="T1">_</text:span><text:span text:style-name="T2">3</text:span><text:line-break/><text:a xlink:type="simple" xlink:href="https://www.openstreetmap.org/#map=16/45.0514/5.8051" text:style-name="Internet_20_link" text:visited-style-name="Visited_20_Internet_20_Link">https://www.openstreetmap.org/#map=16/45.0514/5.8051</text:a><text:line-break/><text:span text:style-name="T1">ZOOM1</text:span><text:span text:style-name="T2">6</text:span><text:span text:style-name="T1">_</text:span><text:span text:style-name="T2">4</text:span></text:p>
      <text:p text:style-name="Standard"><text:a xlink:type="simple" xlink:href="https://www.openstreetmap.org/#map=16/45.0303/5.8572" text:style-name="Internet_20_link" text:visited-style-name="Visited_20_Internet_20_Link">https://www.openstreetmap.org/#map=16/45.0303/5.8572</text:a><text:line-break/><text:span text:style-name="T5">Laffrey</text:span><text:span text:style-name="T3"><text:line-break/></text:span><text:a xlink:type="simple" xlink:href="https://www.openstreetmap.org/#map=16/45.0252/5.7750" text:style-name="Internet_20_link" text:visited-style-name="Visited_20_Internet_20_Link"><text:span text:style-name="T3">https://www.openstreetmap.org/#map=16/45.0252/5.7750</text:span></text:a></text:p>
      <text:p text:style-name="Standard"><text:a xlink:type="simple" xlink:href="https://www.openstreetmap.org/#map=16/45.0312/5.7869" text:style-name="Internet_20_link" text:visited-style-name="Visited_20_Internet_20_Link">https://www.openstreetmap.org/#map=16/45.0312/5.7869</text:a></text:p>
      <text:p text:style-name="Standard"/>
      <text:p text:style-name="Standard"/>
      <text:p text:style-name="P5">ZOOM17</text:p>
      <text:p text:style-name="P1">ZOOM17_1</text:p>
      <text:p text:style-name="P2"><text:a xlink:type="simple" xlink:href="https://www.openstreetmap.org/#map=17/45.04431/5.82587" text:style-name="Internet_20_link" text:visited-style-name="Visited_20_Internet_20_Link">https://www.openstreetmap.org/#map=17/45.04431/5.82587</text:a><text:line-break/><text:span text:style-name="T1">ZOOM17_2</text:span><text:line-break/><text:a xlink:type="simple" xlink:href="https://www.openstreetmap.org/#map=17/45.04993/5.82906" text:style-name="Internet_20_link" text:visited-style-name="Visited_20_Internet_20_Link">https://www.openstreetmap.org/#map=17/45.04993/5.82906</text:a><text:line-break/><text:span text:style-name="T1">ZOOM17_3</text:span><text:line-break/><text:a xlink:type="simple" xlink:href="https://www.openstreetmap.org/#map=17/45.05443/5.83336" text:style-name="Internet_20_link" text:visited-style-name="Visited_20_Internet_20_Link">https://www.openstreetmap.org/#map=17/45.05443/5.83336</text:a><text:line-break/><text:span text:style-name="T1">ZOOM17_4</text:span><text:line-break/><text:a xlink:type="simple" xlink:href="https://www.openstreetmap.org/#map=17/45.06024/5.83232" text:style-name="Internet_20_link" text:visited-style-name="Visited_20_Internet_20_Link">https://www.openstreetmap.org/#map=17/45.06024/5.83232</text:a><text:line-break/><text:span text:style-name="T2">ZOOM17_5</text:span></text:p>
      <text:p text:style-name="P3"><text:a xlink:type="simple" xlink:href="https://www.openstreetmap.org/#map=17/45.03338/5.85296" text:style-name="Internet_20_link" text:visited-style-name="Visited_20_Internet_20_Link">https://www.openstreetmap.org/#map=17/45.03338/5.85296</text:a><text:line-break/><text:span text:style-name="T2">ZOOM17_6</text:span><text:line-break/><text:a xlink:type="simple" xlink:href="https://www.openstreetmap.org/#map=17/45.02697/5.85377" text:style-name="Internet_20_link" text:visited-style-name="Visited_20_Internet_20_Link">https://www.openstreetmap.org/#map=17/45.02697/5.85377</text:a><text:line-break/><text:span text:style-name="T5">Laffrey</text:span></text:p>
      <text:p text:style-name="P3"><text:a xlink:type="simple" xlink:href="https://www.openstreetmap.org/#map=17/45.02361/5.77801" text:style-name="Internet_20_link" text:visited-style-name="Visited_20_Internet_20_Link">https://www.openstreetmap.org/#map=17/45.02361/5.77801</text:a></text:p>
      <text:p text:style-name="P3"><text:a xlink:type="simple" xlink:href="https://www.openstreetmap.org/#map=17/45.02862/5.78927" text:style-name="Internet_20_link" text:visited-style-name="Visited_20_Internet_20_Link">https://www.openstreetmap.org/#map=17/45.02862/5.78927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14:12.209926727</meta:creation-date>
    <dc:date>2023-07-29T09:00:26.102125826</dc:date>
    <meta:editing-duration>PT16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37" meta:character-count="1159" meta:non-whitespace-character-count="1136"/>
  </office:meta>
</office:document-meta>
</file>